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1.817cm" fo:min-width="1.567cm"/>
    </style:style>
    <style:style style:name="gr2" style:family="graphic" style:parent-style-name="standard">
      <style:graphic-properties draw:fill-color="#eeeeee" draw:opacity="32%" draw:textarea-horizontal-align="justify" draw:textarea-vertical-align="middle" draw:auto-grow-height="false" fo:min-height="1.817cm" fo:min-width="1.567cm"/>
    </style:style>
    <style:style style:name="gr3" style:family="graphic" style:parent-style-name="standard">
      <style:graphic-properties draw:fill-color="#eeeeee" draw:opacity="50%" draw:textarea-horizontal-align="justify" draw:textarea-vertical-align="middle" draw:auto-grow-height="false" fo:min-height="1.817cm" fo:min-width="1.56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666cm"/>
    </style:style>
    <style:style style:name="gr6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loext:graphic-properties draw:fill-color="#eeeeee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-color="#eeeeee" draw:opacity="32%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-color="#eeeeee" draw:opacity="50%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921cm" svg:height="2.921cm" svg:x="3.794cm" svg:y="2.778cm">
          <text:p text:style-name="P1"><text:span text:style-name="T1">I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2.921cm" svg:height="2.921cm" svg:x="9.89cm" svg:y="8.015cm">
          <text:p text:style-name="P1"><text:span text:style-name="T1">FRAG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2.921cm" svg:height="2.921cm" svg:x="9.89cm" svg:y="2.778cm">
          <text:p text:style-name="P1"><text:span text:style-name="T1">IN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.921cm" svg:height="2.921cm" svg:x="9.89cm" svg:y="13.065cm">
          <text:p text:style-name="P1"><text:span text:style-name="T1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6.715cm" svg:y1="4.239cm" svg:x2="9.89cm" svg:y2="4.239cm" draw:start-shape="id1" draw:start-glue-point="10" draw:end-shape="id2" draw:end-glue-point="6" svg:d="M6715 4239h3175" svg:viewBox="0 0 3176 1">
          <text:p/>
        </draw:connector>
        <draw:connector draw:style-name="gr4" draw:text-style-name="P5" draw:layer="layout" draw:type="line" svg:x1="11.351cm" svg:y1="5.699cm" svg:x2="11.351cm" svg:y2="8.015cm" draw:start-shape="id2" draw:start-glue-point="8" draw:end-shape="id3" draw:end-glue-point="4" svg:d="M11351 5699v2316" svg:viewBox="0 0 1 2317">
          <text:p/>
        </draw:connector>
        <draw:connector draw:style-name="gr4" draw:text-style-name="P5" draw:layer="layout" draw:type="line" svg:x1="11.351cm" svg:y1="10.936cm" svg:x2="11.351cm" svg:y2="13.065cm" draw:start-shape="id3" draw:start-glue-point="8" draw:end-shape="id4" draw:end-glue-point="4" svg:d="M11351 10936v2129" svg:viewBox="0 0 1 2130">
          <text:p/>
        </draw:connector>
        <draw:connector draw:style-name="gr4" draw:text-style-name="P5" draw:layer="layout" draw:type="curve" draw:line-skew="0.686cm" svg:x1="12.384cm" svg:y1="10.509cm" svg:x2="12.384cm" svg:y2="8.442cm" draw:start-shape="id3" draw:start-glue-point="9" draw:end-shape="id3" draw:end-glue-point="11" svg:d="M12384 10509c2421 0 2421-2067 0-2067" svg:viewBox="0 0 1817 2068">
          <text:p/>
        </draw:connector>
        <draw:connector draw:style-name="gr4" draw:text-style-name="P5" draw:layer="layout" draw:type="curve" svg:x1="11.351cm" svg:y1="15.986cm" svg:x2="5.255cm" svg:y2="5.699cm" draw:start-shape="id4" draw:start-glue-point="8" draw:end-shape="id1" draw:end-glue-point="8" svg:d="M11351 15986c0 751-6096 5895-6096-10287" svg:viewBox="0 0 6097 11655">
          <text:p/>
        </draw:connector>
        <draw:frame draw:style-name="gr5" draw:text-style-name="P6" draw:layer="layout" svg:width="2.667cm" svg:height="1.916cm" svg:x="6.969cm" svg:y="2.143cm">
          <draw:text-box>
            <text:p><text:span text:style-name="T1">Received START Packet</text:span></text:p>
          </draw:text-box>
        </draw:frame>
        <draw:frame draw:style-name="gr5" draw:text-style-name="P6" draw:layer="layout" svg:width="2.667cm" svg:height="1.916cm" svg:x="11.922cm" svg:y="5.815cm">
          <draw:text-box>
            <text:p><text:span text:style-name="T1">Received DATA Packet</text:span></text:p>
          </draw:text-box>
        </draw:frame>
        <draw:frame draw:style-name="gr5" draw:text-style-name="P6" draw:layer="layout" svg:width="2.667cm" svg:height="1.916cm" svg:x="11.795cm" svg:y="11.022cm">
          <draw:text-box>
            <text:p><text:span text:style-name="T1">Received END Packet</text:span></text:p>
          </draw:text-box>
        </draw:frame>
        <draw:frame draw:style-name="gr6" draw:text-style-name="P6" draw:layer="layout" svg:width="6.477cm" svg:height="1.27cm" svg:x="14.208cm" svg:y="8.874cm">
          <draw:text-box>
            <text:p><text:span text:style-name="T1">Received DATA Packet</text:span></text:p>
          </draw:text-box>
        </draw:frame>
        <draw:connector draw:style-name="gr4" draw:text-style-name="P5" draw:layer="layout" draw:type="curve" svg:x1="9.89cm" svg:y1="9.476cm" svg:x2="9.89cm" svg:y2="4.238cm" draw:start-shape="id3" draw:start-glue-point="6" draw:end-shape="id2" svg:d="M9890 9476c-753 0-753-5238 0-5238" svg:viewBox="0 0 566 5239">
          <text:p/>
        </draw:connector>
        <draw:connector draw:style-name="gr4" draw:text-style-name="P5" draw:layer="layout" draw:type="curve" draw:line-skew="-2.1cm" svg:x1="9.89cm" svg:y1="14.525cm" svg:x2="9.89cm" svg:y2="4.239cm" draw:start-shape="id4" draw:end-shape="id2" draw:end-glue-point="6" svg:d="M9890 14525c-3903 0-3903-10286 0-10286" svg:viewBox="0 0 2928 10287">
          <text:p/>
        </draw:connector>
        <draw:frame draw:style-name="gr5" draw:text-style-name="P6" draw:layer="layout" svg:width="2.667cm" svg:height="1.916cm" svg:x="6.969cm" svg:y="8.101cm">
          <draw:text-box>
            <text:p><text:span text:style-name="T1">Received START Packet</text:span></text:p>
          </draw:text-box>
        </draw:frame>
        <draw:connector draw:style-name="gr4" draw:text-style-name="P5" draw:layer="layout" draw:type="curve" draw:line-skew="0.813cm" svg:x1="12.384cm" svg:y1="5.272cm" svg:x2="12.384cm" svg:y2="3.205cm" draw:start-shape="id2" draw:start-glue-point="9" draw:end-shape="id2" draw:end-glue-point="11" svg:d="M12384 5272c2611 0 2611-2067 0-2067" svg:viewBox="0 0 1959 2068">
          <text:p/>
        </draw:connector>
        <draw:frame draw:style-name="gr6" draw:text-style-name="P6" draw:layer="layout" svg:width="6.477cm" svg:height="1.27cm" svg:x="14.716cm" svg:y="3.54cm">
          <draw:text-box>
            <text:p><text:span text:style-name="T1">Received START Pack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6T09:37:02.332000000</meta:creation-date>
    <dc:date>2016-12-07T00:37:58.770000000</dc:date>
    <meta:editing-duration>PT14H57M29S</meta:editing-duration>
    <meta:editing-cycles>6</meta:editing-cycles>
    <meta:generator>LibreOffice/5.1.2.2$Windows_x86 LibreOffice_project/d3bf12ecb743fc0d20e0be0c58ca359301eb705f</meta:generator>
    <meta:document-statistic meta:object-count="18"/>
  </office:meta>
</office:document-meta>
</file>